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612c" officeooo:paragraph-rsid="0013612c" style:font-weight-asian="bold" style:font-weight-complex="bold"/>
    </style:style>
    <style:style style:name="P2" style:family="paragraph" style:parent-style-name="Standard">
      <style:text-properties fo:font-weight="bold" officeooo:rsid="0023ee80" officeooo:paragraph-rsid="0023ee80" style:font-weight-asian="bold" style:font-weight-complex="bold"/>
    </style:style>
    <style:style style:name="P3" style:family="paragraph" style:parent-style-name="Standard">
      <style:text-properties fo:font-weight="bold" officeooo:rsid="003e34a1" officeooo:paragraph-rsid="00347b4f" style:font-weight-asian="bold" style:font-weight-complex="bold"/>
    </style:style>
    <style:style style:name="P4" style:family="paragraph" style:parent-style-name="Standard">
      <style:text-properties fo:font-weight="normal" officeooo:rsid="0013612c" officeooo:paragraph-rsid="0013612c" style:font-weight-asian="normal" style:font-weight-complex="normal"/>
    </style:style>
    <style:style style:name="P5" style:family="paragraph" style:parent-style-name="Standard">
      <style:text-properties fo:font-weight="normal" officeooo:rsid="0013cdaf" officeooo:paragraph-rsid="0013cdaf" style:font-weight-asian="normal" style:font-weight-complex="normal"/>
    </style:style>
    <style:style style:name="P6" style:family="paragraph" style:parent-style-name="Standard">
      <style:text-properties fo:font-weight="normal" officeooo:rsid="00149f68" officeooo:paragraph-rsid="00149f68" style:font-weight-asian="normal" style:font-weight-complex="normal"/>
    </style:style>
    <style:style style:name="P7" style:family="paragraph" style:parent-style-name="Standard">
      <style:text-properties fo:font-weight="normal" officeooo:rsid="001962d2" officeooo:paragraph-rsid="001962d2" style:font-weight-asian="normal" style:font-weight-complex="normal"/>
    </style:style>
    <style:style style:name="P8" style:family="paragraph" style:parent-style-name="Standard">
      <style:text-properties fo:font-weight="normal" officeooo:rsid="00200639" officeooo:paragraph-rsid="00200639" style:font-weight-asian="normal" style:font-weight-complex="normal"/>
    </style:style>
    <style:style style:name="P9" style:family="paragraph" style:parent-style-name="Standard">
      <style:text-properties fo:font-weight="normal" officeooo:rsid="0023ee80" officeooo:paragraph-rsid="0023ee80" style:font-weight-asian="normal" style:font-weight-complex="normal"/>
    </style:style>
    <style:style style:name="P10" style:family="paragraph" style:parent-style-name="Standard">
      <style:text-properties fo:font-weight="normal" officeooo:rsid="00248a6b" officeooo:paragraph-rsid="00248a6b" style:font-weight-asian="normal" style:font-weight-complex="normal"/>
    </style:style>
    <style:style style:name="P11" style:family="paragraph" style:parent-style-name="Standard">
      <style:text-properties fo:font-weight="normal" officeooo:rsid="002bf741" officeooo:paragraph-rsid="002bf741" style:font-weight-asian="normal" style:font-weight-complex="normal"/>
    </style:style>
    <style:style style:name="P12" style:family="paragraph" style:parent-style-name="Standard">
      <style:text-properties fo:font-weight="normal" officeooo:rsid="00347b4f" officeooo:paragraph-rsid="00347b4f" style:font-weight-asian="normal" style:font-weight-complex="normal"/>
    </style:style>
    <style:style style:name="P13" style:family="paragraph" style:parent-style-name="Standard">
      <style:text-properties fo:font-weight="normal" officeooo:rsid="0036f814" officeooo:paragraph-rsid="0036f814" style:font-weight-asian="normal" style:font-weight-complex="normal"/>
    </style:style>
    <style:style style:name="P14" style:family="paragraph" style:parent-style-name="Standard">
      <style:text-properties fo:font-weight="normal" officeooo:rsid="003e34a1" officeooo:paragraph-rsid="003e34a1" style:font-weight-asian="normal" style:font-weight-complex="normal"/>
    </style:style>
    <style:style style:name="P15" style:family="paragraph" style:parent-style-name="Standard">
      <style:text-properties fo:font-weight="normal" officeooo:rsid="003fdb73" officeooo:paragraph-rsid="003fdb73" style:font-weight-asian="normal" style:font-weight-complex="normal"/>
    </style:style>
    <style:style style:name="P16" style:family="paragraph" style:parent-style-name="Standard">
      <style:text-properties fo:font-weight="normal" officeooo:rsid="00412643" officeooo:paragraph-rsid="00412643" style:font-weight-asian="normal" style:font-weight-complex="normal"/>
    </style:style>
    <style:style style:name="P17" style:family="paragraph" style:parent-style-name="Standard">
      <style:text-properties fo:font-weight="normal" officeooo:rsid="0042949f" officeooo:paragraph-rsid="0042949f" style:font-weight-asian="normal" style:font-weight-complex="normal"/>
    </style:style>
    <style:style style:name="P18" style:family="paragraph" style:parent-style-name="Standard">
      <style:text-properties fo:font-weight="normal" officeooo:rsid="0044fe3d" officeooo:paragraph-rsid="0044fe3d" style:font-weight-asian="normal" style:font-weight-complex="normal"/>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0264in"/>
        </style:tab-stops>
      </style:paragraph-properties>
      <style:text-properties fo:font-weight="normal" officeooo:rsid="0024e858" officeooo:paragraph-rsid="0024e858" style:font-weight-asian="normal" style:font-weight-complex="normal"/>
    </style:style>
    <style:style style:name="P20"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efe8a" officeooo:paragraph-rsid="00200639" style:font-weight-asian="normal" style:font-weight-complex="normal"/>
    </style:style>
    <style:style style:name="P21"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00639" officeooo:paragraph-rsid="00200639" style:font-weight-asian="normal" style:font-weight-complex="normal"/>
    </style:style>
    <style:style style:name="P22"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f1b0c" officeooo:paragraph-rsid="001f1b0c" style:font-weight-asian="normal" style:font-weight-complex="normal"/>
    </style:style>
    <style:style style:name="P23"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311aac" officeooo:paragraph-rsid="00311aac" style:font-weight-asian="normal" style:font-weight-complex="normal"/>
    </style:style>
    <style:style style:name="P24"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26e9c3" style:font-weight-asian="normal" style:font-weight-complex="normal"/>
    </style:style>
    <style:style style:name="P25"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33cb08" style:font-weight-asian="normal" style:font-weight-complex="normal"/>
    </style:style>
    <style:style style:name="P26"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style="italic" fo:font-weight="normal" officeooo:rsid="001f1b0c" officeooo:paragraph-rsid="001f1b0c" style:font-style-asian="italic" style:font-weight-asian="normal" style:font-style-complex="italic" style:font-weight-complex="normal"/>
    </style:style>
    <style:style style:name="P27" style:family="paragraph" style:parent-style-name="Standard">
      <style:text-properties fo:font-weight="normal" officeooo:rsid="004372c9" officeooo:paragraph-rsid="004372c9" style:font-weight-asian="normal" style:font-weight-complex="normal"/>
    </style:style>
    <style:style style:name="P28" style:family="paragraph" style:parent-style-name="Standard">
      <style:text-properties fo:font-weight="normal" officeooo:rsid="0047fb92" officeooo:paragraph-rsid="0047fb92" style:font-weight-asian="normal" style:font-weight-complex="normal"/>
    </style:style>
    <style:style style:name="T1" style:family="text">
      <style:text-properties officeooo:rsid="0013cdaf"/>
    </style:style>
    <style:style style:name="T2" style:family="text">
      <style:text-properties officeooo:rsid="00149f68"/>
    </style:style>
    <style:style style:name="T3" style:family="text">
      <style:text-properties fo:font-weight="bold" style:font-weight-asian="bold" style:font-weight-complex="bold"/>
    </style:style>
    <style:style style:name="T4" style:family="text">
      <style:text-properties fo:font-weight="bold" officeooo:rsid="00175367" style:font-weight-asian="bold" style:font-weight-complex="bold"/>
    </style:style>
    <style:style style:name="T5" style:family="text">
      <style:text-properties fo:font-weight="bold" officeooo:rsid="0013cdaf" style:font-weight-asian="bold" style:font-weight-complex="bold"/>
    </style:style>
    <style:style style:name="T6" style:family="text">
      <style:text-properties fo:font-weight="bold" officeooo:rsid="00182d78" style:font-weight-asian="bold" style:font-weight-complex="bold"/>
    </style:style>
    <style:style style:name="T7" style:family="text">
      <style:text-properties fo:font-weight="bold" officeooo:rsid="0025e5be" style:font-weight-asian="bold" style:font-weight-complex="bold"/>
    </style:style>
    <style:style style:name="T8" style:family="text">
      <style:text-properties fo:font-weight="bold" officeooo:rsid="002dceea" style:font-weight-asian="bold" style:font-weight-complex="bold"/>
    </style:style>
    <style:style style:name="T9" style:family="text">
      <style:text-properties fo:font-weight="bold" officeooo:rsid="0033cb08" style:font-weight-asian="bold" style:font-weight-complex="bold"/>
    </style:style>
    <style:style style:name="T10" style:family="text">
      <style:text-properties officeooo:rsid="00182d78"/>
    </style:style>
    <style:style style:name="T11" style:family="text">
      <style:text-properties fo:font-style="normal" fo:font-weight="bold" officeooo:rsid="00175367" style:font-style-asian="normal" style:font-weight-asian="bold" style:font-style-complex="normal" style:font-weight-complex="bold"/>
    </style:style>
    <style:style style:name="T12" style:family="text">
      <style:text-properties officeooo:rsid="001efe8a"/>
    </style:style>
    <style:style style:name="T13" style:family="text">
      <style:text-properties officeooo:rsid="0024e858"/>
    </style:style>
    <style:style style:name="T14" style:family="text">
      <style:text-properties style:text-position="super 58%" officeooo:rsid="0024e858"/>
    </style:style>
    <style:style style:name="T15" style:family="text">
      <style:text-properties officeooo:rsid="0026e9c3"/>
    </style:style>
    <style:style style:name="T16" style:family="text">
      <style:text-properties officeooo:rsid="00200639"/>
    </style:style>
    <style:style style:name="T17" style:family="text">
      <style:text-properties officeooo:rsid="002bf741"/>
    </style:style>
    <style:style style:name="T18" style:family="text">
      <style:text-properties officeooo:rsid="002dceea"/>
    </style:style>
    <style:style style:name="T19" style:family="text">
      <style:text-properties officeooo:rsid="002f5980"/>
    </style:style>
    <style:style style:name="T20" style:family="text">
      <style:text-properties officeooo:rsid="0032264c"/>
    </style:style>
    <style:style style:name="T21" style:family="text">
      <style:text-properties officeooo:rsid="0036f814"/>
    </style:style>
    <style:style style:name="T22" style:family="text">
      <style:text-properties officeooo:rsid="003816a8"/>
    </style:style>
    <style:style style:name="T23" style:family="text">
      <style:text-properties officeooo:rsid="003e4de1"/>
    </style:style>
    <style:style style:name="T24" style:family="text">
      <style:text-properties officeooo:rsid="004372c9"/>
    </style:style>
    <style:style style:name="T25" style:family="text">
      <style:text-properties officeooo:rsid="0048b9f1"/>
    </style:style>
    <style:style style:name="T26" style:family="text">
      <style:text-properties officeooo:rsid="00493c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y’s 2019 Greenhouse Experiment Analyses</text:p>
      <text:p text:style-name="P4"/>
      <text:p text:style-name="P4">1. Data prep/cleaning/flagging of scale data and leaf thermistor data. <text:span text:style-name="T11">Status: done</text:span></text:p>
      <text:p text:style-name="P4"/>
      <text:p text:style-name="P4">2. Model to predict leaf water potential <text:span text:style-name="T1">(15-min interval)</text:span>, using all data except scale data. <text:span text:style-name="T4">Status: done, predictions saved with data</text:span></text:p>
      <text:p text:style-name="P4"/>
      <text:p text:style-name="P4">3. Model to predict leaf area using leaf width and position (plus other ‘derived’ variables). <text:span text:style-name="T1">Then use this model to estimate daily leaf area (plant-level) during entire experiment. </text:span><text:span text:style-name="T5">Status: done, but need to correct for % dead (and % expanded </text:span><text:span text:style-name="T8">if possible</text:span><text:span text:style-name="T5">?)</text:span></text:p>
      <text:p text:style-name="P4"/>
      <text:p text:style-name="P4">4. Calculate transpiration using flagged scale data (15-min interval) <text:span text:style-name="T10">and remove obvious</text:span>. <text:span text:style-name="T6">Status: Done, may still need some outliers removed but mostly looks good. </text:span></text:p>
      <text:p text:style-name="P5"/>
      <text:p text:style-name="P5">5. Calculate/estimate daily plant wet weight (using nightime <text:span text:style-name="T2">scale weights, harvest wet weights, and assuming zero weight at experiment start)....and interpolatng between drought periods....OR...if this doesn’t work, try more sophisticated “mass balance” calculations. </text:span><text:span text:style-name="T6">Status: in progress.</text:span></text:p>
      <text:p text:style-name="P5"/>
      <text:p text:style-name="P7">6. Time-series machine learning model to predict transpiration, using all other data. <text:span text:style-name="T3">Status: </text:span><text:span text:style-name="T7">In progress.</text:span><text:span text:style-name="T3"> </text:span><text:span text:style-name="T12">Empirical model, not just fitting to observed data. Then try pulling out variables succesively to see how sensitive it is.</text:span></text:p>
      <text:p text:style-name="P7"/>
      <text:p text:style-name="P25">To-do:</text:p>
      <text:p text:style-name="P25">- <text:span text:style-name="T8">Add LED PAR </text:span><text:span text:style-name="T9">(important for other models too)</text:span></text:p>
      <text:p text:style-name="P25">- <text:span text:style-name="T18">Scale tranpsiration rates by leaf area (first need to correct LA for dead/unexpanded leaves)</text:span></text:p>
      <text:p text:style-name="P25">- <text:span text:style-name="T19">Try modeling 1st-order differences of T</text:span></text:p>
      <text:p text:style-name="P25">- Incorporate soil WP (or proxy measure) into model</text:p>
      <text:p text:style-name="P25"/>
      <text:p text:style-name="P19">Approaches:</text:p>
      <text:p text:style-name="P20">- Quartile regression approach (fit to 75% of data, test on 25%). Test on some low and high T periods.</text:p>
      <text:p text:style-name="P21">- Fit to certain periods during the day and see how variable importance changes.</text:p>
      <text:p text:style-name="P21">- <text:span text:style-name="T13">Fit model to 2</text:span><text:span text:style-name="T14">nd</text:span><text:span text:style-name="T13"> experiment, see if can predict data in 1</text:span><text:span text:style-name="T14">st</text:span><text:span text:style-name="T13"> experiment.</text:span></text:p>
      <text:p text:style-name="P22"/>
      <text:p text:style-name="P26"><text:span text:style-name="T15">Note from mtg w/Sean/Dave: </text:span>Is stomatal conductance driven differently/ morning: VPD, light, afternoon: VPD, leaf WP. <text:span text:style-name="T16">stomatal conductance (canopy level) = VPD * leaf area</text:span></text:p>
      <text:p text:style-name="P21"/>
      <text:p text:style-name="P23">Ideas for Models:<text:line-break/>- GAMs and boosted GAM</text:p>
      <text:p text:style-name="P23">- Random Forest and boosted <text:s/>regression trees</text:p>
      <text:p text:style-name="P23"/>
      <text:p text:style-name="P24"/>
      <text:p text:style-name="P8"/>
      <text:p text:style-name="P6"/>
      <text:p text:style-name="P6"/>
      <text:p text:style-name="P2">Other things <text:s/>of interest <text:span text:style-name="T17">&amp; ideas </text:span></text:p>
      <text:p text:style-name="P9"/>
      <text:p text:style-name="P9">1. Nighttime transpiration (or early morning under just LEDs)</text:p>
      <text:p text:style-name="P9"><text:tab/>1.a. Seems like it <text:span text:style-name="T20">early morning </text:span>is much greater in well-watered plants.</text:p>
      <text:p text:style-name="P9"><text:soft-page-break/></text:p>
      <text:p text:style-name="P9">2. Transpiration differences between treatments are MUCH greater on sunny days than cloudy ones, I think...but should investigate this. Probably can relate to PAR and VPD.</text:p>
      <text:p text:style-name="P9"/>
      <text:p text:style-name="P10">3. Try to relate mass-balance (or other proxy) estimate of soil moisture content/WP to Garret’s soil WP data, see how well one predicts the other.</text:p>
      <text:p text:style-name="P10"><text:tab/>--Related idea: Calculate amount of drainage from pot after watering each night. Does this serve as decent proxy for soil water potential?</text:p>
      <text:p text:style-name="P10"/>
      <text:p text:style-name="P11"/>
      <text:p text:style-name="P11"/>
      <text:p text:style-name="P12">Meeting questions:</text:p>
      <text:p text:style-name="P3"/>
      <text:p text:style-name="P14"/>
      <text:p text:style-name="P12">-- <text:span text:style-name="T21">Dave: Modeling at plant vs. trt level. </text:span></text:p>
      <text:p text:style-name="P13">--Sean: convert T into gs. Predict gs instead of T. VAriation in gs that is aligned with things with that drive cues need for CO2 vs. cues aimed at preventing damage to hydraulic network. <text:span text:style-name="T22">(root to leaf gradient in wp)</text:span></text:p>
      <text:p text:style-name="P13"/>
      <text:p text:style-name="P13">--<text:span text:style-name="T23">Clay: how to calculate gs? VPD x leaf area?</text:span></text:p>
      <text:p text:style-name="P13"/>
      <text:p text:style-name="P13"/>
      <text:p text:style-name="P15">Dave:</text:p>
      <text:p text:style-name="P15">Model both T and gs (where gs = T/VPD)</text:p>
      <text:p text:style-name="P15">If we assume good environmental coupling </text:p>
      <text:p text:style-name="P15">When is T reflecting environmental </text:p>
      <text:p text:style-name="P15">VPD, PAR, leaf temperature, psi_leaf, psi_soil, and gradient between leaf and soil.</text:p>
      <text:p text:style-name="P16">Dave: try disentancling VPD and temperature.</text:p>
      <text:p text:style-name="P16"/>
      <text:p text:style-name="P16">Start modeling at treatment level. </text:p>
      <text:p text:style-name="P16"/>
      <text:p text:style-name="P16">DAve Model Types:</text:p>
      <text:p text:style-name="P16">1. Parameter coefficient would be nice, e.g. lasso. Regularization and feature selection too.</text:p>
      <text:p text:style-name="P18">2. Make code easy for other people to use, and have a figure with variables &amp; effect size by time of day.</text:p>
      <text:p text:style-name="P17">Sean, break days into sections by magnitude of PAR. </text:p>
      <text:p text:style-name="P17"/>
      <text:p text:style-name="P17">Dave, subset into 30-minute timesteps. Build models for each timestep. <text:span text:style-name="T24">Or 5-6 timeperiods, discretize. How do effect sizes change? Nighttime T is of interest, too. </text:span></text:p>
      <text:p text:style-name="P17"/>
      <text:p text:style-name="P27"/>
      <text:p text:style-name="P28">Clay Ideas:</text:p>
      <text:p text:style-name="P28">- Split data into before/after box fans turned on. Do they really affect boundary layer? Seems like the wind has much greater diurnal changes not due to box fans?</text:p>
      <text:p text:style-name="P28"/>
      <text:p text:style-name="P28">- <text:span text:style-name="T25">Do I need to adjust soil matric potential for M block (M-7 plant is much greater than others, is weighting down the mean).</text:span></text:p>
      <text:p text:style-name="P28"/>
      <text:p text:style-name="P28"><text:soft-page-break/>- <text:span text:style-name="T26">Need to omit positive predictions for psi_leaf (also check values for psi_soil, make sure they’re all negative)</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23:06.428109599</meta:creation-date>
    <dc:date>2020-04-22T16:05:19.458306284</dc:date>
    <meta:editing-duration>PT17H42M30S</meta:editing-duration>
    <meta:editing-cycles>31</meta:editing-cycles>
    <meta:generator>LibreOffice/6.2.8.2$Linux_X86_64 LibreOffice_project/20$Build-2</meta:generator>
    <meta:document-statistic meta:table-count="0" meta:image-count="0" meta:object-count="0" meta:page-count="3" meta:paragraph-count="45" meta:word-count="656" meta:character-count="4025" meta:non-whitespace-character-count="3405"/>
  </office:meta>
</office:document-meta>
</file>